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2">
      <style:paragraph-properties fo:margin-top="0cm" fo:margin-bottom="0cm"/>
    </style:style>
    <style:style style:name="P6" style:family="paragraph" style:parent-style-name="Text_20_body" style:list-style-name="L3">
      <style:paragraph-properties fo:margin-top="0cm" fo:margin-bottom="0cm"/>
    </style:style>
    <style:style style:name="P7" style:family="paragraph" style:parent-style-name="Standard">
      <style:paragraph-properties fo:margin-top="0cm" fo:margin-bottom="0.499cm"/>
    </style:style>
    <style:style style:name="P8" style:family="paragraph" style:parent-style-name="Preformatted_20_Text" style:list-style-name="L2"/>
    <style:style style:name="P9" style:family="paragraph" style:parent-style-name="Preformatted_20_Text" style:list-style-name="L2">
      <style:paragraph-properties style:writing-mode="lr-tb"/>
    </style:style>
    <style:style style:name="P10" style:family="paragraph" style:parent-style-name="Preformatted_20_Text" style:list-style-name="L2">
      <style:paragraph-properties fo:margin-top="0cm" fo:margin-bottom="0.499cm" style:writing-mode="lr-t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&lt;a th:href="@{|/post/comment/${post_id}/list?page=${currentPage - 5}|}"&gt;이전&lt;/a&gt; 에서 | | 이건 왜 붙인거야?</text:p>
      <text:h text:style-name="Heading_20_6" text:outline-level="6">ChatGPT의 말:</text:h>
      <text:p text:style-name="Text_20_body"><draw:frame draw:style-name="fr1" draw:name="그림1" text:anchor-type="as-char" svg:width="2.117cm" svg:height="2.117cm" draw:z-index="0"><draw:image xlink:href="https://files.oaiusercontent.com/file-yOO0xA22YQbkjlS6bbbOEoLq?se=2123-12-03T08%3A51%3A10Z&amp;sp=r&amp;sv=2021-08-06&amp;sr=b&amp;rscc=max-age%3D1209600%2C%20immutable&amp;rscd=attachment%3B%20filename%3DGPTOnline%2520-%2520AI%2520Chatbot%2520%25281%2529.png&amp;sig=5tDDTiSbcEHQ/kQYN1K1VcEbQX%2BoJuuWrfmVJlXtoi0%3D" xlink:type="simple" xlink:show="embed" xlink:actuate="onLoad"/><svg:title>GPT</svg:title></draw:frame></text:p>
      <text:p text:style-name="Text_20_body"><text:span text:style-name="Source_20_Text">@{| |}</text:span> 문법은 Thymeleaf에서 URL을 생성할 때 사용하는 방식입니다. 이 방식은 URL 안에 동적으로 변수를 넣을 수 있도록 도와줍니다. 이 경우에 <text:span text:style-name="Source_20_Text">| |</text:span> 기호는 URL 경로를 묶어주고, <text:span text:style-name="Source_20_Text">${post_id}</text:span>나 <text:span text:style-name="Source_20_Text">${currentPage - 5}</text:span>와 같은 변수를 포함시킬 때 사용됩니다.</text:p>
      <text:p text:style-name="Text_20_body">따라서, 코드 <text:span text:style-name="Source_20_Text">&lt;a th:href="@{|/post/comment/${post_id}/list?page=${currentPage - 5}|}"&gt;이전&lt;/a&gt;</text:span>는 다음과 같은 역할을 합니다:</text:p>
      <text:list xml:id="list2829327673485539525" text:style-name="L1">
        <text:list-item>
          <text:p text:style-name="P4"><text:span text:style-name="Source_20_Text">@{}</text:span>는 Thymeleaf에서 URL을 동적으로 생성할 때 사용하는 표현입니다.</text:p>
        </text:list-item>
        <text:list-item>
          <text:p text:style-name="P4"><text:span text:style-name="Source_20_Text">/post/comment/${post_id}/list?page=${currentPage - 5}</text:span>는 경로와 쿼리 파라미터를 포함한 URL입니다. 여기서 <text:span text:style-name="Source_20_Text">${post_id}</text:span>와 <text:span text:style-name="Source_20_Text">${currentPage - 5}</text:span>는 실제 값으로 대체됩니다.</text:p>
        </text:list-item>
        <text:list-item>
          <text:p text:style-name="P1"><text:span text:style-name="Source_20_Text">| |</text:span>는 경로와 변수를 구분짓고, 문자열을 처리할 때 필요한 구분자 역할을 합니다.</text:p>
        </text:list-item>
      </text:list>
      <text:p text:style-name="Text_20_body">결론적으로, 이 코드는 <text:span text:style-name="Source_20_Text">post_id</text:span>와 <text:span text:style-name="Source_20_Text">currentPage - 5</text:span> 값을 사용하여 해당 페이지의 이전 댓글 리스트로 이동하는 링크를 생성합니다.</text:p>
      <text:p text:style-name="Text_20_body">자세한 정보는 https://gptonline.ai/ko/에서 확인할 수 있습니다.</text:p>
      <text:h text:style-name="Heading_20_5" text:outline-level="5">나의 말:</text:h>
      <text:p text:style-name="Text_20_body">그럼 list에 ?를 붙이는 이유가 뭐야??? 그리고 ? 다음에 page=${currentPage - 5} 가 나오는데 url이 어떻게 성립이되? 나는 @GetMapping("/post/comment/{post_id}/list") 으로 contoller를 설정했는데</text:p>
      <text:h text:style-name="Heading_20_6" text:outline-level="6">ChatGPT의 말:</text:h>
      <text:p text:style-name="Text_20_body"><draw:frame draw:style-name="fr1" draw:name="그림2" text:anchor-type="as-char" svg:width="2.117cm" svg:height="2.117cm" draw:z-index="1"><draw:image xlink:href="https://files.oaiusercontent.com/file-yOO0xA22YQbkjlS6bbbOEoLq?se=2123-12-03T08%3A51%3A10Z&amp;sp=r&amp;sv=2021-08-06&amp;sr=b&amp;rscc=max-age%3D1209600%2C%20immutable&amp;rscd=attachment%3B%20filename%3DGPTOnline%2520-%2520AI%2520Chatbot%2520%25281%2529.png&amp;sig=5tDDTiSbcEHQ/kQYN1K1VcEbQX%2BoJuuWrfmVJlXtoi0%3D" xlink:type="simple" xlink:show="embed" xlink:actuate="onLoad"/><svg:title>GPT</svg:title></draw:frame></text:p>
      <text:p text:style-name="Text_20_body">질문해주신 부분에 대해 설명드리겠습니다.</text:p>
      <text:list xml:id="list1531997690290822679" text:style-name="L2">
        <text:list-item>
          <text:p text:style-name="P2"><text:span text:style-name="Strong_20_Emphasis"><text:span text:style-name="Source_20_Text">?</text:span></text:span><text:span text:style-name="Strong_20_Emphasis">의 역할</text:span>: URL에서 <text:span text:style-name="Source_20_Text">?</text:span>는 쿼리 파라미터(Query Parameter)를 구분하기 위한 역할을 합니다. 일반적으로 URL에서 경로(Path)와 쿼리 파라미터를 구분할 때 사용되며, 경로 뒤에 오는 정보들이 쿼리 파라미터로 해석됩니다. 즉, 경로가 <text:span text:style-name="Source_20_Text">/post/comment/{post_id}/list</text:span>이고, 그 뒤에 <text:span text:style-name="Source_20_Text">?page=1</text:span>과 같은 쿼리 파라미터를 붙이면, 해당 페이지 번호나 다른 정보를 전달할 수 있습니다.</text:p>
        </text:list-item>
        <text:list-item>
          <text:p text:style-name="P2"><text:span text:style-name="Strong_20_Emphasis">URL이 어떻게 성립되는지</text:span>: <text:span text:style-name="Source_20_Text">@{|/post/comment/${post_id}/list?page=${currentPage - 5}|}</text:span>는 다음과 같이 URL을 구성합니다.</text:p>
          <text:list>
            <text:list-item>
              <text:p text:style-name="P5">기본 경로는 <text:span text:style-name="Source_20_Text">/post/comment/{post_id}/list</text:span>가 됩니다.</text:p>
            </text:list-item>
            <text:list-item>
              <text:p text:style-name="P2"><text:soft-page-break/>그 뒤에 <text:span text:style-name="Source_20_Text">?page=${currentPage - 5}</text:span>가 붙어, 쿼리 파라미터를 통해 특정 페이지 번호를 전달합니다.</text:p>
            </text:list-item>
          </text:list>
          <text:p text:style-name="P2">예를 들어, <text:span text:style-name="Source_20_Text">post_id</text:span>가 <text:span text:style-name="Source_20_Text">123</text:span>이고 <text:span text:style-name="Source_20_Text">currentPage</text:span>가 <text:span text:style-name="Source_20_Text">10</text:span>이라면, 다음과 같은 URL이 생성됩니다:</text:p>
          <text:p text:style-name="P8">bash</text:p>
          <text:p text:style-name="P8">코드 복사</text:p>
          <text:p text:style-name="P10"><text:span text:style-name="Source_20_Text">/post/comment/123/list?page=5</text:span></text:p>
          <text:p text:style-name="P2">여기서 <text:span text:style-name="Source_20_Text">page=5</text:span>는 쿼리 파라미터로 전달되며, 컨트롤러에서 이를 받아 특정 페이지를 처리할 수 있습니다.</text:p>
        </text:list-item>
        <text:list-item>
          <text:p text:style-name="P2"><text:span text:style-name="Strong_20_Emphasis">컨트롤러의 설정</text:span>: <text:span text:style-name="Source_20_Text">@GetMapping("/post/comment/{post_id}/list")</text:span>로 컨트롤러를 설정하셨다면, 추가적으로 쿼리 파라미터 <text:span text:style-name="Source_20_Text">page</text:span>를 받는 메서드 파라미터를 설정해야 합니다.</text:p>
          <text:p text:style-name="P2">예시:</text:p>
          <text:p text:style-name="P8">java</text:p>
          <text:p text:style-name="P8">코드 복사</text:p>
          <text:p text:style-name="P9"><text:span text:style-name="Source_20_Text">@GetMapping("/post/comment/{post_id}/list")</text:span></text:p>
          <text:p text:style-name="P9"><text:span text:style-name="Source_20_Text">public String getComments(</text:span></text:p>
          <text:p text:style-name="P9"><text:span text:style-name="Source_20_Text"><text:s text:c="4"/>@PathVariable("post_id") Long postId,</text:span></text:p>
          <text:p text:style-name="P9"><text:span text:style-name="Source_20_Text"><text:s text:c="4"/>@RequestParam(value = "page", defaultValue = "1") int page,</text:span></text:p>
          <text:p text:style-name="P9"><text:span text:style-name="Source_20_Text"><text:s text:c="4"/>Model model) {</text:span></text:p>
          <text:p text:style-name="P9"><text:span text:style-name="Source_20_Text"><text:s text:c="4"/>// 페이지에 해당하는 로직 처리</text:span></text:p>
          <text:p text:style-name="P9"><text:span text:style-name="Source_20_Text"><text:s text:c="4"/>model.addAttribute("comments", commentService.getComments(postId, page));</text:span></text:p>
          <text:p text:style-name="P9"><text:span text:style-name="Source_20_Text"><text:s text:c="4"/>return "commentList";</text:span></text:p>
          <text:p text:style-name="P10"><text:span text:style-name="Source_20_Text">}</text:span></text:p>
          <text:p text:style-name="P2">여기서 <text:span text:style-name="Source_20_Text">@RequestParam("page")</text:span>는 URL에서 <text:span text:style-name="Source_20_Text">?page=5</text:span>와 같은 쿼리 파라미터를 받아서 처리하게 됩니다. <text:span text:style-name="Source_20_Text">defaultValue</text:span>를 설정하면 쿼리 파라미터가 없는 경우 기본값을 사용할 수 있습니다.</text:p>
        </text:list-item>
      </text:list>
      <text:h text:style-name="Heading_20_3" text:outline-level="3">요약:</text:h>
      <text:list xml:id="list32504427938860946" text:style-name="L3">
        <text:list-item>
          <text:p text:style-name="P6"><text:span text:style-name="Source_20_Text">?</text:span>는 쿼리 파라미터를 시작하는 부분입니다.</text:p>
        </text:list-item>
        <text:list-item>
          <text:p text:style-name="P6"><text:span text:style-name="Source_20_Text">page=${currentPage - 5}</text:span>는 동적으로 생성된 페이지 번호를 쿼리 파라미터로 전달합니다.</text:p>
        </text:list-item>
        <text:list-item>
          <text:p text:style-name="P3">컨트롤러에서는 <text:span text:style-name="Source_20_Text">@RequestParam</text:span>을 통해 해당 파라미터를 받아야 합니다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바탕1" style:font-size-asian="7pt" style:font-weight-asian="bold" style:font-name-complex="Arial1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바탕1" style:font-size-asian="10pt" style:font-weight-asian="bold" style:font-name-complex="Arial1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3T15:40:53.98</meta:creation-date>
    <meta:document-statistic meta:table-count="0" meta:image-count="2" meta:object-count="0" meta:page-count="2" meta:paragraph-count="42" meta:word-count="914" meta:character-count="2191"/>
    <dc:date>2024-09-13T15:42:15.59</dc:date>
    <meta:editing-duration>PT1M21S</meta:editing-duration>
    <meta:editing-cycles>1</meta:editing-cycles>
    <meta:generator>OpenOffice/4.1.15$Win32 OpenOffice.org_project/4115m2$Build-9813</meta:generator>
  </office:meta>
</office:document-meta>
</file>